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76])" office:value-type="float" office:value="56464" calcext:value-type="float">
            <text:p>56.464,00</text:p>
          </table:table-cell>
          <table:table-cell table:formula="of:=SUM([.E8:.E74])" office:value-type="float" office:value="108484.21" calcext:value-type="float">
            <text:p>108.484,21</text:p>
          </table:table-cell>
          <table:table-cell table:style-name="ce192"/>
          <table:table-cell table:style-name="ce202" table:formula="of:=[.G6]-[.D1]+[.E1]" office:value-type="float" office:value="-24000.62" calcext:value-type="float">
            <text:p>-24.000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63269.62" calcext:value-type="float">
            <text:p>-63.269,62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ce54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37269.62" calcext:value-type="float">
            <text:p>-37.269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style-name="Default"/>
          <table:table-cell table:style-name="ce205" table:formula="of:=[.E22]-[.D22]+[.G21]" office:value-type="float" office:value="-62269.62" calcext:value-type="float">
            <text:p>-62.269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56019.62" calcext:value-type="float">
            <text:p>-56.0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59619.62" calcext:value-type="float">
            <text:p>-59.6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62504.62" calcext:value-type="float">
            <text:p>-62.50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62594.62" calcext:value-type="float">
            <text:p>-62.59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64264.62" calcext:value-type="float">
            <text:p>-64.26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67118.62" calcext:value-type="float">
            <text:p>-67.11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67068.62" calcext:value-type="float">
            <text:p>-67.0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48"/>
          <table:table-cell table:style-name="ce95" office:value-type="string" calcext:value-type="string">
            <text:p>balkabağı malzeme 5685 TL</text:p>
          </table:table-cell>
          <table:table-cell table:style-name="ce54" table:number-columns-repeated="2"/>
          <table:table-cell table:style-name="Default"/>
          <table:table-cell table:style-name="ce205" table:formula="of:=[.E33]-[.D33]+[.G3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20 m2 s levha <text:s/>x 35 <text:s text:c="14"/>4200</text:p>
          </table:table-cell>
          <table:table-cell table:number-columns-repeated="3"/>
          <table:table-cell table:style-name="ce205" table:formula="of:=[.E34]-[.D34]+[.G3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 <text:s text:c="3"/>252</text:p>
          </table:table-cell>
          <table:table-cell table:number-columns-repeated="3"/>
          <table:table-cell table:style-name="ce205" table:formula="of:=[.E35]-[.D35]+[.G3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 <text:s text:c="39"/>175</text:p>
          </table:table-cell>
          <table:table-cell table:number-columns-repeated="3"/>
          <table:table-cell table:style-name="ce205" table:formula="of:=[.E36]-[.D36]+[.G3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120 x 5 <text:s text:c="16"/>600</text:p>
          </table:table-cell>
          <table:table-cell table:number-columns-repeated="3"/>
          <table:table-cell table:style-name="ce205" table:formula="of:=[.E37]-[.D37]+[.G3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 <text:s text:c="25"/>150</text:p>
          </table:table-cell>
          <table:table-cell table:number-columns-repeated="3"/>
          <table:table-cell table:style-name="ce205" table:formula="of:=[.E38]-[.D38]+[.G37]" office:value-type="float" office:value="-65568.62" calcext:value-type="float">
            <text:p>-65.568,62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 <text:s text:c="46"/>30</text:p>
          </table:table-cell>
          <table:table-cell table:number-columns-repeated="3"/>
          <table:table-cell table:style-name="ce205" table:formula="of:=[.E39]-[.D39]+[.G3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 <text:s text:c="11"/>378</text:p>
          </table:table-cell>
          <table:table-cell table:number-columns-repeated="3"/>
          <table:table-cell table:style-name="ce205" table:formula="of:=[.E40]-[.D40]+[.G39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210 TL</text:p>
          </table:table-cell>
          <table:table-cell table:number-columns-repeated="3"/>
          <table:table-cell table:style-name="ce205" table:formula="of:=[.E42]-[.D42]+[.G4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34 m2 x15 TL</text:p>
          </table:table-cell>
          <table:table-cell table:number-columns-repeated="3"/>
          <table:table-cell table:style-name="ce205" table:formula="of:=[.E43]-[.D43]+[.G4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<text:s text:c="13"/>2010</text:p>
          </table:table-cell>
          <table:table-cell table:number-columns-repeated="3"/>
          <table:table-cell table:style-name="ce205" table:formula="of:=[.E44]-[.D44]+[.G4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0 m2 seramik x 20 <text:s text:c="18"/>400</text:p>
          </table:table-cell>
          <table:table-cell table:number-columns-repeated="3"/>
          <table:table-cell table:style-name="ce205" table:formula="of:=[.E46]-[.D46]+[.G4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40 m2 mermer kapı önü * 20 = 800</text:p>
          </table:table-cell>
          <table:table-cell table:number-columns-repeated="3"/>
          <table:table-cell table:style-name="ce205" table:formula="of:=[.E47]-[.D47]+[.G4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15" calcext:value-type="date">
            <text:p>15.10.2021</text:p>
          </table:table-cell>
          <table:table-cell office:value-type="string" calcext:value-type="string">
            <text:p>balkabağı <text:s/>toplam hesap <text:s/>2500 TL</text:p>
          </table:table-cell>
          <table:table-cell table:number-columns-repeated="3"/>
          <table:table-cell table:style-name="ce205" table:formula="of:=[.E48]-[.D48]+[.G47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87" office:value-type="string" calcext:value-type="string">
            <text:p>Ayda 500 TL getirecek</text:p>
          </table:table-cell>
          <table:table-cell table:number-columns-repeated="3"/>
          <table:table-cell table:style-name="ce205" table:formula="of:=[.E49]-[.D49]+[.G4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date" office:date-value="2021-10-05" calcext:value-type="date">
            <text:p>05.10.2021</text:p>
          </table:table-cell>
          <table:table-cell table:style-name="ce186" office:value-type="string" calcext:value-type="string">
            <text:p>mesut deliduman kira senet 30-10-2021 </text:p>
          </table:table-cell>
          <table:table-cell/>
          <table:table-cell table:style-name="ce194" office:value-type="float" office:value="14400" calcext:value-type="float">
            <text:p>14.400,00</text:p>
          </table:table-cell>
          <table:table-cell/>
          <table:table-cell table:style-name="ce205" table:formula="of:=[.E50]-[.D50]+[.G49]" office:value-type="float" office:value="-51168.62" calcext:value-type="float">
            <text:p>-51.168,62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10-20" calcext:value-type="date">
            <text:p>20.10.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21" office:value-type="float" office:value="100" calcext:value-type="float">
            <text:p>100,00</text:p>
          </table:table-cell>
          <table:table-cell table:number-columns-repeated="2"/>
          <table:table-cell table:style-name="ce205" table:formula="of:=[.E51]-[.D51]+[.G50]" office:value-type="float" office:value="-51268.62" calcext:value-type="float">
            <text:p>-51.268,62</text:p>
          </table:table-cell>
          <table:table-cell table:number-columns-repeated="57"/>
        </table:table-row>
        <table:table-row table:style-name="ro1">
          <table:table-cell/>
          <table:table-cell table:style-name="ce48"/>
          <table:table-cell table:style-name="Default" office:value-type="string" calcext:value-type="string">
            <text:p>ilhan balcıdan alınan 2 adet sayac rekoru</text:p>
          </table:table-cell>
          <table:table-cell table:style-name="ce21" office:value-type="float" office:value="20" calcext:value-type="float">
            <text:p>20,00</text:p>
          </table:table-cell>
          <table:table-cell table:number-columns-repeated="2"/>
          <table:table-cell table:style-name="ce205" table:formula="of:=[.E52]-[.D52]+[.G51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53]-[.D53]+[.G52]" office:value-type="float" office:value="-11288.62" calcext:value-type="float">
            <text:p>-11.28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54]-[.D54]+[.G53]" office:value-type="float" office:value="-14288.62" calcext:value-type="float">
            <text:p>-14.28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5" table:formula="of:=[.E55]-[.D55]+[.G54]" office:value-type="float" office:value="-14007.62" calcext:value-type="float">
            <text:p>-14.007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2</text:p>
          </table:table-cell>
          <table:table-cell table:style-name="ce54"/>
          <table:table-cell table:style-name="ce54" office:value-type="float" office:value="282" calcext:value-type="float">
            <text:p>282,00</text:p>
          </table:table-cell>
          <table:table-cell/>
          <table:table-cell table:style-name="ce205" table:formula="of:=[.E56]-[.D56]+[.G55]" office:value-type="float" office:value="-13725.62" calcext:value-type="float">
            <text:p>-13.725,6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 office:value-type="date" office:date-value="2021-10-30" calcext:value-type="date">
            <text:p>30.10.2021</text:p>
          </table:table-cell>
          <table:table-cell table:style-name="ce178" office:value-type="string" calcext:value-type="string">
            <text:p>Mesutun 14400 senedi ÖDENMEDİ</text:p>
          </table:table-cell>
          <table:table-cell table:style-name="ce85" office:value-type="float" office:value="14400" calcext:value-type="float">
            <text:p>14.400,00</text:p>
          </table:table-cell>
          <table:table-cell table:style-name="ce54"/>
          <table:table-cell/>
          <table:table-cell table:style-name="ce205" table:formula="of:=[.E57]-[.D57]+[.G56]" office:value-type="float" office:value="-28125.62" calcext:value-type="float">
            <text:p>-28.125,6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205" table:formula="of:=[.E58]-[.D58]+[.G57]" office:value-type="float" office:value="-29445.62" calcext:value-type="float">
            <text:p>-29.445,6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59]-[.D59]+[.G58]" office:value-type="float" office:value="-29245.62" calcext:value-type="float">
            <text:p>-29.245,6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number-columns-repeated="2"/>
          <table:table-cell table:style-name="ce205" table:formula="of:=[.E60]-[.D60]+[.G59]" office:value-type="float" office:value="-29245.62" calcext:value-type="float">
            <text:p>-29.24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/>
          <table:table-cell table:style-name="ce205" table:formula="of:=[.E61]-[.D61]+[.G60]" office:value-type="float" office:value="-29335.62" calcext:value-type="float">
            <text:p>-29.33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205" table:formula="of:=[.E62]-[.D62]+[.G61]" office:value-type="float" office:value="-29535.62" calcext:value-type="float">
            <text:p>-29.53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205" table:formula="of:=[.E63]-[.D63]+[.G62]" office:value-type="float" office:value="-29585.62" calcext:value-type="float">
            <text:p>-29.58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table:style-name="ce205" table:formula="of:=[.E64]-[.D64]+[.G63]" office:value-type="float" office:value="-29610.62" calcext:value-type="float">
            <text:p>-29.610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ce205" table:formula="of:=[.E65]-[.D65]+[.G64]" office:value-type="float" office:value="-29625.62" calcext:value-type="float">
            <text:p>-29.62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table:style-name="ce205" table:formula="of:=[.E66]-[.D66]+[.G65]" office:value-type="float" office:value="-29670.62" calcext:value-type="float">
            <text:p>-29.67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09" calcext:value-type="date">
            <text:p>09.11.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205" table:formula="of:=[.E67]-[.D67]+[.G66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10" calcext:value-type="date">
            <text:p>10.11.2021</text:p>
          </table:table-cell>
          <table:table-cell office:value-type="string" calcext:value-type="string">
            <text:p>hurdacı niğdeliye ödenen hesap</text:p>
          </table:table-cell>
          <table:table-cell/>
          <table:table-cell office:value-type="float" office:value="6000" calcext:value-type="float">
            <text:p>6.000,00</text:p>
          </table:table-cell>
          <table:table-cell/>
          <table:table-cell table:style-name="ce205" table:formula="of:=[.E68]-[.D68]+[.G67]" office:value-type="float" office:value="-24000.62" calcext:value-type="float">
            <text:p>-24.000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lektrikçi nuhtan alınan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54"/>
        <table:table-column table:style-name="co13" table:default-cell-style-name="ce54"/>
        <table:table-column table:style-name="co14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/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 table:number-columns-repeated="4"/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3]" office:value-type="float" office:value="22728" calcext:value-type="float">
            <text:p>22.728,00</text:p>
          </table:table-cell>
          <table:table-cell table:style-name="ce85" table:formula="of:=[$'05 Ap'.D3]" office:value-type="float" office:value="22728" calcext:value-type="float">
            <text:p>22.728,00</text:p>
          </table:table-cell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12318.576" calcext:value-type="float">
            <text:p>12.318,58</text:p>
          </table:table-cell>
          <table:table-cell table:style-name="ce85" table:formula="of:=[.F10]*[.K9]" office:value-type="float" office:value="2841" calcext:value-type="float">
            <text:p>2.841,00</text:p>
          </table:table-cell>
          <table:table-cell table:style-name="ce85" table:formula="of:=[.F10]*[.L9]" office:value-type="float" office:value="7568.424" calcext:value-type="float">
            <text:p>7.568,42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12779.276" calcext:value-type="float">
            <text:p>12.779,28</text:p>
          </table:table-cell>
          <table:table-cell table:style-name="ce118" table:formula="of:=[.K10]+[.K7]+[.K6]" office:value-type="float" office:value="2947.25" calcext:value-type="float">
            <text:p>2.947,25</text:p>
          </table:table-cell>
          <table:table-cell table:style-name="ce118" table:formula="of:=[.L10]+[.L7]+[.L6]" office:value-type="float" office:value="7851.474" calcext:value-type="float">
            <text:p>7.851,47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19]" office:value-type="float" office:value="11364" calcext:value-type="float">
            <text:p>11.364,00</text:p>
          </table:table-cell>
          <table:table-cell table:style-name="ce85" table:formula="of:=[$'05 Ap'.D19]" office:value-type="float" office:value="11364" calcext:value-type="float">
            <text:p>11.364,00</text:p>
          </table:table-cell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3693.3" calcext:value-type="float">
            <text:p>3.693,30</text:p>
          </table:table-cell>
          <table:table-cell table:style-name="ce111" table:formula="of:=[.F15]*[.K14]" office:value-type="float" office:value="852.3" calcext:value-type="float">
            <text:p>852,30</text:p>
          </table:table-cell>
          <table:table-cell table:style-name="ce111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 table:style-name="ce48"/>
          <table:table-cell table:style-name="ce99" office:value-type="string" calcext:value-type="string">
            <text:p>Ali Paşa Toplam</text:p>
          </table:table-cell>
          <table:table-cell table:number-columns-repeated="2"/>
          <table:table-cell table:style-name="ce85" table:formula="of:=[.E5]+[.E7]+[.E10]+[.E15]" office:value-type="float" office:value="58692" calcext:value-type="float">
            <text:p>58.692,00</text:p>
          </table:table-cell>
          <table:table-cell table:style-name="ce85" table:formula="of:=[.F5]+[.F7]+[.F10]+[.F15]" office:value-type="float" office:value="34942" calcext:value-type="float">
            <text:p>34.942,00</text:p>
          </table:table-cell>
          <table:table-cell table:style-name="ce85" table:formula="of:=[.G5]+[.G7]+[.G10]+[.G15]" office:value-type="float" office:value="23750" calcext:value-type="float">
            <text:p>23.750,00</text:p>
          </table:table-cell>
          <table:table-cell table:style-name="ce110"/>
          <table:table-cell table:style-name="ce85"/>
          <table:table-cell table:style-name="ce85" table:formula="of:=[.J5]+[.J7]+[.J10]+[.J15]" office:value-type="float" office:value="16473.118" calcext:value-type="float">
            <text:p>16.473,12</text:p>
          </table:table-cell>
          <table:table-cell table:style-name="ce85" table:formula="of:=[.K5]+[.K7]+[.K10]+[.K15]" office:value-type="float" office:value="3799.675" calcext:value-type="float">
            <text:p>3.799,68</text:p>
          </table:table-cell>
          <table:table-cell table:style-name="ce85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10" table:formula="of:=[.E21]-[.F21]" office:value-type="float" office:value="0" calcext:value-type="float">
            <text:p>0,00</text:p>
          </table:table-cell>
          <table:table-cell table:style-name="ce111" table:formula="of:=[.F21]*[.H20]" office:value-type="float" office:value="13000" calcext:value-type="float">
            <text:p>13.000,00</text:p>
          </table:table-cell>
          <table:table-cell table:style-name="ce111" table:formula="of:=[.F21]*[.I20]" office:value-type="float" office:value="13000" calcext:value-type="float">
            <text:p>13.000,00</text:p>
          </table:table-cell>
          <table:table-cell table:style-name="ce111" table:formula="of:=[.F21]*[.J20]" office:value-type="float" office:value="13000" calcext:value-type="float">
            <text:p>13.000,00</text:p>
          </table:table-cell>
          <table:table-cell table:style-name="ce111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06"/>
          <table:table-cell table:style-name="ce40" office:value-type="string" calcext:value-type="string">
            <text:p>Toplamlar</text:p>
          </table:table-cell>
          <table:table-cell table:style-name="ce111" table:formula="of:=[.E21]+[.E15]+[.E10]+[.E5]+[.E7]" office:value-type="float" office:value="110692" calcext:value-type="float">
            <text:p>110.692,00</text:p>
          </table:table-cell>
          <table:table-cell table:style-name="ce111" table:formula="of:=[.F21]+[.F15]+[.F10]+[.F5]+[.F7]" office:value-type="float" office:value="86942" calcext:value-type="float">
            <text:p>86.942,00</text:p>
          </table:table-cell>
          <table:table-cell table:style-name="ce111" table:formula="of:=[.G21]+[.G15]+[.G10]+[.G5]+[.G7]" office:value-type="float" office:value="23750" calcext:value-type="float">
            <text:p>23.750,00</text:p>
          </table:table-cell>
          <table:table-cell table:style-name="ce111" table:formula="of:=[.H21]+[.H15]+[.H10]+[.H6]+[.H7]" office:value-type="float" office:value="13000" calcext:value-type="float">
            <text:p>13.000,00</text:p>
          </table:table-cell>
          <table:table-cell table:style-name="ce111" table:formula="of:=[.I21]+[.I15]+[.I10]+[.I6]+[.I7]" office:value-type="float" office:value="13000" calcext:value-type="float">
            <text:p>13.000,00</text:p>
          </table:table-cell>
          <table:table-cell table:style-name="ce111" table:formula="of:=[.J21]+[.J15]+[.J10]+[.J6]+[.J7]" office:value-type="float" office:value="29472.576" calcext:value-type="float">
            <text:p>29.472,58</text:p>
          </table:table-cell>
          <table:table-cell table:style-name="ce111" table:formula="of:=[.K21]+[.K15]+[.K10]+[.K6]+[.K7]" office:value-type="float" office:value="16799.55" calcext:value-type="float">
            <text:p>16.799,55</text:p>
          </table:table-cell>
          <table:table-cell table:style-name="ce111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41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1-08-30" calcext:value-type="date">
            <text:p>30.08.2021</text:p>
          </table:table-cell>
          <table:table-cell table:style-name="ce168" office:value-type="string" calcext:value-type="string">
            <text:p>Mura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>
          <table:table-cell table:style-name="ce163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2020 ygv 1. taksit hesaben ödendi</text:p>
          </table:table-cell>
          <table:table-cell table:style-name="ce173" table:number-columns-repeated="3"/>
          <table:table-cell table:style-name="ce173" office:value-type="float" office:value="1328.31" calcext:value-type="float">
            <text:p>1.328,31</text:p>
          </table:table-cell>
          <table:table-cell table:style-name="ce173"/>
        </table:table-row>
        <table:table-row table:style-name="ro1">
          <table:table-cell table:style-name="ce163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2020 ygv 2. taksit hesaben ödendi</text:p>
          </table:table-cell>
          <table:table-cell table:style-name="ce173" table:number-columns-repeated="3"/>
          <table:table-cell table:style-name="ce173" office:value-type="float" office:value="874.56" calcext:value-type="float">
            <text:p>874,56</text:p>
          </table:table-cell>
          <table:table-cell table:style-name="ce173"/>
        </table:table-row>
        <table:table-row table:style-name="ro1">
          <table:table-cell table:style-name="ce163" office:value-type="date" office:date-value="2021-10-15" calcext:value-type="date">
            <text:p>15.10.2021</text:p>
          </table:table-cell>
          <table:table-cell table:style-name="ce168" office:value-type="string" calcext:value-type="string">
            <text:p>2020 ygv 2. taksit kk ile ödendi</text:p>
          </table:table-cell>
          <table:table-cell table:number-columns-repeated="2"/>
          <table:table-cell table:style-name="ce173"/>
          <table:table-cell table:style-name="ce173" office:value-type="float" office:value="370.82" calcext:value-type="float">
            <text:p>370,82</text:p>
          </table:table-cell>
          <table:table-cell table:style-name="ce173"/>
        </table:table-row>
        <table:table-row table:style-name="ro1">
          <table:table-cell table:style-name="ce182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vergi iadesi 2019 hesaben tahsilat</text:p>
          </table:table-cell>
          <table:table-cell table:style-name="ce173"/>
          <table:table-cell table:style-name="ce173" office:value-type="float" office:value="2202.87" calcext:value-type="float">
            <text:p>2.202,87</text:p>
          </table:table-cell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4202.87" calcext:value-type="float">
            <text:p>54.202,87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2573.69" calcext:value-type="float">
            <text:p>2.573,69</text:p>
          </table:table-cell>
          <table:table-cell table:style-name="ce181" table:formula="of:=[.D15]-[.F15]" office:value-type="float" office:value="51629.18" calcext:value-type="float">
            <text:p>51.629,18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1629.18" calcext:value-type="float">
            <text:p>51.629,18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2907.295" calcext:value-type="float">
            <text:p>12.907,3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2907.295" calcext:value-type="float">
            <text:p>12.907,3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number-columns-repeated="2" table:style-name="ce173" office:value-type="float" office:value="22728" calcext:value-type="float">
            <text:p>22.728,00</text:p>
          </table:table-cell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47328" calcext:value-type="float">
            <text:p>47.328,00</text:p>
          </table:table-cell>
          <table:table-cell table:style-name="ce175" table:formula="of:=SUM([.D3:.D5])" office:value-type="float" office:value="23578" calcext:value-type="float">
            <text:p>23.578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number-columns-repeated="2" table:style-name="ce174" office:value-type="float" office:value="11364" calcext:value-type="float">
            <text:p>11.364,00</text:p>
          </table:table-cell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11364" calcext:value-type="float">
            <text:p>11.364,00</text:p>
          </table:table-cell>
          <table:table-cell table:style-name="ce175" table:formula="of:=SUM([.D19:.D20])" office:value-type="float" office:value="11364" calcext:value-type="float">
            <text:p>11.364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Aygaz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10-14" calcext:value-type="date">
            <text:p>14.10.2021</text:p>
          </table:table-cell>
          <table:table-cell table:style-name="ce195" office:value-type="string" calcext:value-type="string">
            <text:p>emlak vergisi</text:p>
          </table:table-cell>
          <table:table-cell table:style-name="ce209"/>
          <table:table-cell table:style-name="ce153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1 ali paşa ön kira geliri</text:p>
          </table:table-cell>
          <table:table-cell table:style-name="ce208" table:formula="of:=[$'03 Tp'.L12]" office:value-type="float" office:value="7851.474" calcext:value-type="float">
            <text:p>+7.851,47</text:p>
          </table:table-cell>
          <table:table-cell table:style-name="ce218"/>
          <table:table-cell table:style-name="ce218" table:formula="of:=[.E7]-[.C8]+[.D8]" office:value-type="float" office:value="-7851.474" calcext:value-type="float">
            <text:p>-7.851,47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1 ali paşa arka kira geliri</text:p>
          </table:table-cell>
          <table:table-cell table:style-name="ce209" table:formula="of:=[$'03 Tp'.L15]" office:value-type="float" office:value="6818.4" calcext:value-type="float">
            <text:p>6.818,40</text:p>
          </table:table-cell>
          <table:table-cell table:style-name="ce223"/>
          <table:table-cell table:style-name="ce219" table:formula="of:=[.E8]-[.C9]+[.D9]" office:value-type="float" office:value="-14669.874" calcext:value-type="float">
            <text:p>-14.669,87</text:p>
          </table:table-cell>
          <table:table-cell table:style-name="ce195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16:00:57.08052062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1-09T16:33:12.537439328</dc:date>
    <meta:editing-duration>P1DT2H48M33S</meta:editing-duration>
    <meta:editing-cycles>140</meta:editing-cycles>
    <meta:generator>LibreOffice/7.1.6.2$Linux_X86_64 LibreOffice_project/10$Build-2</meta:generator>
    <meta:print-date>2021-10-14T15:14:10.386461226</meta:print-date>
    <meta:document-statistic meta:table-count="8" meta:cell-count="565" meta:object-count="0"/>
  </office:meta>
</office:document-meta>
</file>